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7600000923BF8161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paragraph-properties fo:margin-left="1.251cm" fo:margin-right="0cm" fo:margin-top="0cm" fo:margin-bottom="0.199cm" style:line-height-at-least="0.176cm" fo:text-align="justify" style:justify-single-word="false" fo:text-indent="0cm" style:auto-text-indent="false" style:snap-to-layout-grid="false"/>
      <style:text-properties fo:color="#0047ff" fo:font-size="12pt" fo:font-weight="normal" style:font-size-asian="12pt" style:font-weight-asian="normal" style:font-name-complex="Arial" style:font-weight-complex="normal"/>
    </style:style>
    <style:style style:name="P4" style:family="paragraph" style:parent-style-name="Text_20_body" style:master-page-name="First_20_Page">
      <style:paragraph-properties style:page-number="auto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LIE<text:line-break/>Benoît</text:p>
      <text:p text:style-name="Heading">Épreuve SLAM5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8">1) Introduction<text:tab/>2</text:p>
        </text:index-body>
      </text:table-of-content>
      <text:h text:style-name="P7" text:outline-level="1">Introduction</text:h>
      <text:p text:style-name="Text_20_body">L'épreuve consiste à implémenter une nouvelle fonctionnalité sur un existant.</text:p>
      <text:p text:style-name="Text_20_body">Il est demandé de conserver les trace des modification, d'anticiper et de prévoir ses répercutions.</text:p>
      <text:p text:style-name="Text_20_body">La mise à jour des documents (ou tout du moins les modification à apporter doivent être signalés.</text:p>
      <text:h text:style-name="Heading_20_1" text:outline-level="1">Mission tel que demandé</text:h>
      <text:p text:style-name="P3"><text:span text:style-name="Citation">On souhaite mettre en place une procédure d'authentification. Chaque utilisateur doit disposer d'un login et mot de passe stockés en base de données.</text:span></text:p>
      <text:p text:style-name="P3"><text:span text:style-name="Citation">Après authentification, la page d'accueil de </text:span><text:span text:style-name="Citation"><text:span text:style-name="T1">l'étudiant</text:span></text:span><text:span text:style-name="Citation"> listera les 7 derniers stages saisis en base de données.</text:span></text:p>
      <text:p text:style-name="P3"><text:span text:style-name="Citation">Après authentification, la page d'accueil de </text:span><text:span text:style-name="Citation"><text:span text:style-name="T1">l'enseignant</text:span></text:span><text:span text:style-name="Citation"> <text:s/>listera les dates de stages de chaque section et chaque promo de l'année scolaire en cours (page qui sera développée par un de vos collègues).</text:span></text:p>
      <text:p text:style-name="P3"><text:span text:style-name="Citation">En cas d'échec, le formulaire d'authentification sera affiché de nouveau.</text:span></text:p>
      <text:p text:style-name="P3"><text:span text:style-name="Citation">Dans la première phase de l’épreuve, vous êtes chargé(e) d’étudier cette évolution et de proposer l'ensemble des modifications à envisager pour la réaliser. Les IHMs à ajouter ou modifier seront maquettées.</text:span></text:p>
      <text:p text:style-name="P3"><text:span text:style-name="Citation">Dans la deuxième phase, <text:s/>vous réaliserez les modifications de l'application en documentant toutes vos actions.</text:span></text:p>
      <text:p text:style-name="P3"><text:span text:style-name="Citation">Chaque phase sera documentée de façon structurée et méthodique.</text:span></text:p>
      <text:h text:style-name="Heading_20_1" text:outline-level="1">Reformulation de la mission</text:h>
      <text:p text:style-name="Text_20_body">Il est donc demandé :</text:p>
      <text:list xml:id="list1171476354" text:style-name="L1">
        <text:list-item>
          <text:p text:style-name="P5">d'ajouter une couche de protection par compte via un couple identifiant/mot de passe,</text:p>
        </text:list-item>
        <text:list-item>
          <text:p text:style-name="P5">pour l'étudiant, changer la page d'accueil pour les 7 derniers stages saisie en BDD,</text:p>
        </text:list-item>
        <text:list-item>
          <text:p text:style-name="P5">pour l'enseignant, changer la page d'accueil pour une page affichant les périodes de stage, par section, pour l'année en cours,</text:p>
        </text:list-item>
        <text:list-item>
          <text:p text:style-name="P5">à l’échec d'authentification, on ré-affiche le formulaire.</text:p>
        </text:list-item>
      </text:list>
      <text:p text:style-name="Text_20_body">D'un point de vue méthodologique, vous devez :</text:p>
      <text:list xml:id="list1042888217" text:style-name="L2">
        <text:list-item>
          <text:p text:style-name="P6">proposer une modification qui supporte les point précédemment cité,</text:p>
        </text:list-item>
        <text:list-item>
          <text:p text:style-name="P6">réaliser les interfaces Homme-Machine,</text:p>
        </text:list-item>
        <text:list-item>
          <text:p text:style-name="P6">réaliser la modification,</text:p>
        </text:list-item>
        <text:list-item>
          <text:p text:style-name="P6">documenter la modif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itation" style:family="text">
      <style:text-properties fo:font-style="italic" fo:background-color="#ccccc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Introduction</text:chapter></text:p>
      </style:header>
      <style:footer>
        <text:p text:style-name="Footer">B. ELIE<text:tab/><text:tab/>p.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4-04-10T10:01:12.99">10/04/14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9:39:13</meta:creation-date>
    <dc:title>bts_rapport</dc:title>
    <meta:editing-duration>PT19M21S</meta:editing-duration>
    <meta:editing-cycles>4</meta:editing-cycles>
    <meta:generator>LibreOffice/3.5$Linux_X86_64 LibreOffice_project/350m1$Build-2</meta:generator>
    <dc:date>2014-04-10T10:01:13</dc:date>
    <meta:document-statistic meta:table-count="0" meta:image-count="0" meta:object-count="0" meta:page-count="2" meta:paragraph-count="30" meta:word-count="299" meta:character-count="1919" meta:non-whitespace-character-count="1655"/>
    <meta:template xlink:type="simple" xlink:actuate="onRequest" xlink:title="bts_rapport" xlink:href="../../../../../../home/blag/.config/libreoffice/3/user/template/bts_rapport.ott" meta:date="2014-04-10T09:39:13"/>
  </office:meta>
</office:document-meta>
</file>